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1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2" style:family="graphic" style:parent-style-name="standard">
      <style:graphic-properties svg:stroke-width="0cm" svg:stroke-color="#3465a4" draw:marker-start-width="0.204cm" draw:marker-end-width="0.204cm" draw:fill-color="#729fcf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3" style:family="graphic" style:parent-style-name="standard">
      <style:graphic-properties svg:stroke-width="0.152cm" svg:stroke-color="#c5000b" draw:marker-start-width="0.66cm" draw:marker-end-width="0.66cm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ans1" fo:font-size="28pt" style:font-name-asian="Liberation Sans1" style:font-size-asian="28pt" style:font-name-complex="Liberation Sans1" style:font-size-complex="28pt"/>
    </style:style>
    <style:style style:name="T12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6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5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5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5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5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7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4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5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5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8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8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0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9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2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3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3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2.838cm" svg:y="22.892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53.038cm" svg:y="23.792cm">
          <draw:text-box>
            <text:p><text:span text:style-name="T5">min: 0</text:span></text:p>
          </draw:text-box>
        </draw:frame>
        <draw:custom-shape draw:style-name="gr11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9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1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2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2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4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9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9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4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9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4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9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4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9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4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9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4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9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4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9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16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206cm" svg:height="2.385cm" svg:x="4.904cm" svg:y="5.854cm">
          <draw:text-box>
            <text:p><text:span text:style-name="T8">[6,7]</text:span></text:p>
          </draw:text-box>
        </draw:frame>
        <draw:frame draw:style-name="gr9" draw:layer="layout" svg:width="5.011cm" svg:height="1.991cm" svg:x="4.065cm" svg:y="8.565cm">
          <draw:text-box>
            <text:p><text:span text:style-name="T9">sum</text:span><text:span text:style-name="T10">: 0</text:span></text:p>
          </draw:text-box>
        </draw:frame>
        <draw:frame draw:style-name="gr9" draw:layer="layout" svg:width="4.579cm" svg:height="1.991cm" svg:x="4.497cm" svg:y="10.359cm">
          <draw:text-box>
            <text:p><text:span text:style-name="T9">min</text:span><text:span text:style-name="T10">: 0</text:span></text:p>
          </draw:text-box>
        </draw:frame>
        <draw:frame draw:style-name="gr9" draw:text-style-name="P8" draw:layer="layout" svg:width="3.262cm" svg:height="1.28cm" svg:x="22.182cm" svg:y="11.184cm">
          <draw:text-box>
            <text:p><text:span text:style-name="T7">sum: 0</text:span></text:p>
          </draw:text-box>
        </draw:frame>
        <draw:frame draw:style-name="gr9" draw:text-style-name="P8" draw:layer="layout" svg:width="3.195cm" svg:height="1.356cm" svg:x="22.183cm" svg:y="12.084cm">
          <draw:text-box>
            <text:p><text:span text:style-name="T7">min: </text:span><text:span text:style-name="T11">∞</text:span></text:p>
          </draw:text-box>
        </draw:frame>
        <draw:frame draw:style-name="gr9" draw:text-style-name="P9" draw:layer="layout" svg:width="3.868cm" svg:height="1.517cm" svg:x="43.201cm" svg:y="22.266cm">
          <draw:text-box>
            <text:p><text:span text:style-name="T12">val = 0</text:span></text:p>
          </draw:text-box>
        </draw:frame>
        <draw:frame draw:style-name="gr9" draw:text-style-name="P9" draw:layer="layout" svg:width="3.868cm" svg:height="1.517cm" svg:x="58.001cm" svg:y="22.267cm">
          <draw:text-box>
            <text:p><text:span text:style-name="T12">val = 0</text:span></text:p>
          </draw:text-box>
        </draw:frame>
        <draw:frame draw:style-name="gr9" draw:text-style-name="P8" draw:layer="layout" svg:width="3.262cm" svg:height="1.28cm" svg:x="40.014cm" svg:y="17.881cm">
          <draw:text-box>
            <text:p><text:span text:style-name="T7">sum: 0</text:span></text:p>
          </draw:text-box>
        </draw:frame>
        <draw:frame draw:style-name="gr9" draw:text-style-name="P8" draw:layer="layout" svg:width="3.042cm" svg:height="1.356cm" svg:x="40.015cm" svg:y="18.781cm">
          <draw:text-box>
            <text:p><text:span text:style-name="T7">min: </text:span><text:span text:style-name="T11">0</text:span></text:p>
          </draw:text-box>
        </draw:frame>
        <draw:frame draw:style-name="gr9" draw:text-style-name="P8" draw:layer="layout" svg:width="3.262cm" svg:height="1.28cm" svg:x="51.314cm" svg:y="17.881cm">
          <draw:text-box>
            <text:p><text:span text:style-name="T7">sum: 0</text:span></text:p>
          </draw:text-box>
        </draw:frame>
        <draw:frame draw:style-name="gr9" draw:text-style-name="P8" draw:layer="layout" svg:width="3.195cm" svg:height="1.356cm" svg:x="51.315cm" svg:y="18.781cm">
          <draw:text-box>
            <text:p><text:span text:style-name="T7">min: </text:span><text:span text:style-name="T11">∞</text:span></text:p>
          </draw:text-box>
        </draw:frame>
        <draw:frame draw:style-name="gr9" draw:text-style-name="P8" draw:layer="layout" svg:width="3.262cm" svg:height="1.28cm" svg:x="39.982cm" svg:y="11.184cm">
          <draw:text-box>
            <text:p><text:span text:style-name="T7">sum: 0</text:span></text:p>
          </draw:text-box>
        </draw:frame>
        <draw:frame draw:style-name="gr9" draw:text-style-name="P8" draw:layer="layout" svg:width="3.042cm" svg:height="1.356cm" svg:x="39.983cm" svg:y="12.084cm">
          <draw:text-box>
            <text:p><text:span text:style-name="T7">min: </text:span><text:span text:style-name="T1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2T09:31:38.458462901</dc:date>
    <dc:creator>elucterio </dc:creator>
    <meta:editing-duration>PT19H23M10S</meta:editing-duration>
    <meta:editing-cycles>89</meta:editing-cycles>
    <meta:generator>LibreOffice/4.2.8.2$Linux_X86_64 LibreOffice_project/420m0$Build-2</meta:generator>
    <meta:document-statistic meta:object-count="109"/>
  </office:meta>
</office:document-meta>
</file>